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6300000FA0B5F01C8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3.4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0.75cm">
          <draw:text-box>
            <text:p>Rachel Weisz <text:s/>(* 1970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10.5cm" svg:height="13.7cm" svg:x="1cm" svg:y="1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9.543cm" svg:height="5.238cm" svg:x="10.15cm" svg:y="2.5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8.656cm" svg:height="13.022cm" svg:x="1.094cm" svg:y="1.75cm">
          <draw:image xlink:href="Pictures/1000000100000A6300000FA0B5F01C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2T16:05:53.273962382</dc:date>
    <meta:editing-duration>PT29M37S</meta:editing-duration>
    <meta:editing-cycles>19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44cm" svg:height="5.239cm" xlink:href="." xlink:type="simple" chart:class="chart:bar" chart:style-name="ch1">
        <chart:plot-area chart:style-name="ch2" svg:x="0.358cm" svg:y="-0.199cm" svg:width="9.184cm" svg:height="5.064cm">
          <chart:coordinate-region svg:x="0.992cm" svg:y="0cm" svg:width="8.55cm" svg:height="4.21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19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 20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